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bottom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top" draw:auto-grow-height="false"/>
    </style:style>
    <style:style style:name="gr4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55cm"/>
    </style:style>
    <style:style style:name="gr10" style:family="graphic" style:parent-style-name="standard">
      <style:graphic-properties draw:marker-start="" draw:marker-end="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3" style:family="paragraph">
      <style:text-properties fo:font-family="Verdana" style:font-family-generic="swiss" style:font-pitch="variable" fo:font-size="12pt" style:font-size-asian="12pt" style:font-size-complex="12pt"/>
    </style:style>
    <style:style style:name="P4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font-family="Verdana" style:font-family-generic="swiss" style:font-pitch="variable" fo:font-size="8pt" style:font-size-asian="8pt" style:font-size-complex="8pt"/>
    </style:style>
    <style:style style:name="T3" style:family="text">
      <style:text-properties fo:font-family="Verdana" style:font-family-generic="swiss" style:font-pitch="variable" fo:font-size="12pt" style:font-size-asian="12pt" style:font-size-complex="12pt"/>
    </style:style>
    <style:style style:name="T4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0.16cm" svg:x="1cm" svg:y="7.985cm">
          <text:p text:style-name="P1"><text:span text:style-name="T1">host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2.90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Google Datastore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08cm" svg:height="4.445cm" svg:x="1.635cm" svg:y="8.62cm">
          <text:p text:style-name="P1"><text:span text:style-name="T1">Eve web server</text:span></text:p>
          <text:p text:style-name="P1"><text:span text:style-name="T2">(Java, GA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9.21cm" svg:height="2.54cm" svg:x="1cm" svg:y="2.905cm">
          <text:p text:style-name="P1"><text:span text:style-name="T1">world wid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.9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4.17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3.5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81cm" svg:y1="13.065cm" svg:x2="4.81cm" svg:y2="14.335cm">
          <text:p/>
        </draw:line>
        <draw:line draw:style-name="gr6" draw:text-style-name="P1" draw:layer="layout" svg:x1="4.175cm" svg:y1="8.62cm" svg:x2="4.175cm" svg:y2="5.445cm">
          <text:p/>
        </draw:line>
        <draw:frame draw:style-name="gr7" draw:text-style-name="P3" draw:layer="layout" svg:width="2.54cm" svg:height="0.885cm" svg:x="4.175cm" svg:y="10.275cm">
          <draw:text-box>
            <text:p><text:span text:style-name="T1">agents</text:span></text:p>
          </draw:text-box>
        </draw:frame>
        <draw:frame draw:style-name="gr7" draw:text-style-name="P3" draw:layer="layout" svg:width="5.08cm" svg:height="1.285cm" svg:x="4.175cm" svg:y="6.08cm">
          <draw:text-box>
            <text:p><text:span text:style-name="T1">JSON-RPC </text:span></text:p>
            <text:p><text:span text:style-name="T1">over HTTP or XMPP</text:span></text:p>
          </draw:text-box>
        </draw:frame>
        <draw:custom-shape draw:style-name="gr5" draw:text-style-name="P1" draw:layer="layout" svg:width="0.635cm" svg:height="0.635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588cm" svg:y1="10.823cm" svg:x2="1.635cm" svg:y2="18.78cm">
          <text:p/>
        </draw:line>
        <draw:frame draw:style-name="gr9" draw:text-style-name="P3" draw:layer="layout" svg:width="9.525cm" svg:height="2.005cm" svg:x="1.1cm" svg:y="18.88cm">
          <draw:text-box>
            <text:p><text:span text:style-name="T1">Agent A </text:span></text:p>
            <text:p><text:span text:style-name="T1">http://host1.com/agents/agent_a/</text:span></text:p>
            <text:p><text:span text:style-name="T3">xmpp:agent_a@xmpphost.com </text:span></text:p>
          </draw:text-box>
        </draw:frame>
        <draw:custom-shape draw:style-name="gr1" draw:text-style-name="P2" draw:layer="layout" svg:width="6.35cm" svg:height="10.16cm" svg:x="8.62cm" svg:y="7.985cm">
          <text:p text:style-name="P1"><text:span text:style-name="T1">host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1.79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CouchDB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08cm" svg:height="4.445cm" svg:x="9.255cm" svg:y="8.62cm">
          <text:p text:style-name="P1"><text:span text:style-name="T1">Eve web server</text:span></text:p>
          <text:p text:style-name="P1"><text:span text:style-name="T2">(Javascript, NodeJS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0.52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06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2.4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795cm" svg:y1="8.62cm" svg:x2="11.795cm" svg:y2="5.445cm">
          <text:p/>
        </draw:line>
        <draw:frame draw:style-name="gr7" draw:text-style-name="P3" draw:layer="layout" svg:width="2.54cm" svg:height="0.885cm" svg:x="9.89cm" svg:y="10.91cm">
          <draw:text-box>
            <text:p><text:span text:style-name="T1">agents</text:span></text:p>
          </draw:text-box>
        </draw:frame>
        <draw:frame draw:style-name="gr7" draw:text-style-name="P3" draw:layer="layout" svg:width="5.08cm" svg:height="1.285cm" svg:x="11.795cm" svg:y="6.08cm">
          <draw:text-box>
            <text:p><text:span text:style-name="T3">JSON-RPC </text:span></text:p>
            <text:p><text:span text:style-name="T3">over HTTP or XMPP</text:span></text:p>
          </draw:text-box>
        </draw:frame>
        <draw:custom-shape draw:style-name="gr5" draw:text-style-name="P1" draw:layer="layout" svg:width="0.635cm" svg:height="0.635cm" svg:x="12.4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9.8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843cm" svg:y1="12.05cm" svg:x2="11.795cm" svg:y2="18.78cm">
          <text:p/>
        </draw:line>
        <draw:frame draw:style-name="gr7" draw:text-style-name="P3" draw:layer="layout" svg:width="18.415cm" svg:height="1.285cm" svg:x="11.16cm" svg:y="18.915cm">
          <draw:text-box>
            <text:p><text:span text:style-name="T1">Agent B</text:span></text:p>
            <text:p><text:span text:style-name="T1">h</text:span><text:span text:style-name="T1">ttp://host2.com/agents/agent_b/</text:span></text:p>
          </draw:text-box>
        </draw:frame>
        <draw:custom-shape draw:style-name="gr1" draw:text-style-name="P2" draw:layer="layout" svg:width="6.35cm" svg:height="10.16cm" svg:x="16.24cm" svg:y="7.985cm">
          <text:p text:style-name="P1"><text:span text:style-name="T1">host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4.445cm" svg:x="16.875cm" svg:y="8.62cm">
          <text:p text:style-name="P1"><text:span text:style-name="T1">Eve web server</text:span></text:p>
          <text:p text:style-name="P1"><text:span text:style-name="T2">(environment x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415cm" svg:y1="8.62cm" svg:x2="19.415cm" svg:y2="5.445cm">
          <text:p/>
        </draw:line>
        <draw:frame draw:style-name="gr7" draw:text-style-name="P3" draw:layer="layout" svg:width="5.08cm" svg:height="1.285cm" svg:x="19.415cm" svg:y="6.08cm">
          <draw:text-box>
            <text:p><text:span text:style-name="T3">JSON-RPC </text:span></text:p>
            <text:p><text:span text:style-name="T3">over HTTP or XMPP</text:span></text:p>
          </draw:text-box>
        </draw:frame>
        <draw:custom-shape draw:style-name="gr11" draw:text-style-name="P2" draw:layer="layout" svg:width="5.08cm" svg:height="2.54cm" svg:x="16.875cm" svg:y="14.335cm">
          <text:p text:style-name="P1"><text:span text:style-name="T1">Existing</text:span></text:p>
          <text:p text:style-name="P1"><text:span text:style-name="T1">software system</text:span></text:p>
          <draw:enhanced-geometry svg:viewBox="0 0 21600 21600" draw:path-stretchpoint-x="10800" draw:path-stretchpoint-y="10800" draw:text-areas="?f3 ?f4 ?f5 ?f6" draw:type="round-rectangle" draw:modifiers="1283.589138134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145cm" svg:y1="14.335cm" svg:x2="18.145cm" svg:y2="11.795cm">
          <text:p/>
        </draw:line>
        <draw:custom-shape draw:style-name="gr5" draw:text-style-name="P1" draw:layer="layout" svg:width="1.27cm" svg:height="1.27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54cm" svg:height="1.285cm" svg:x="18.78cm" svg:y="10.525cm">
          <draw:text-box>
            <text:p><text:span text:style-name="T1">wrapper</text:span></text:p>
            <text:p><text:span text:style-name="T1">agent</text:span></text:p>
          </draw:text-box>
        </draw:frame>
        <draw:custom-shape draw:style-name="gr1" draw:text-style-name="P2" draw:layer="layout" svg:width="6.35cm" svg:height="10.16cm" svg:x="23.86cm" svg:y="7.98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7.035cm" svg:y1="8.62cm" svg:x2="27.035cm" svg:y2="5.445cm">
          <text:p/>
        </draw:line>
        <draw:frame draw:style-name="gr7" draw:text-style-name="P3" draw:layer="layout" svg:width="2.935cm" svg:height="1.802cm" svg:x="27.035cm" svg:y="6.08cm">
          <draw:text-box>
            <text:p><text:span text:style-name="T3">JSON-RPC </text:span></text:p>
            <text:p><text:span text:style-name="T3">over HTTP</text:span></text:p>
            <text:p><text:span text:style-name="T3">or XMPP</text:span></text:p>
          </draw:text-box>
        </draw:frame>
        <draw:line draw:style-name="gr6" draw:text-style-name="P1" draw:layer="layout" svg:x1="13.065cm" svg:y1="13.065cm" svg:x2="13.065cm" svg:y2="14.335cm">
          <text:p/>
        </draw:line>
        <draw:custom-shape draw:style-name="gr3" draw:text-style-name="P2" draw:layer="layout" svg:width="5.205cm" svg:height="4.445cm" svg:x="24.495cm" svg:y="8.62cm">
          <text:p text:style-name="P1"><text:span text:style-name="T1">User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25.76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928cm" svg:height="1.27cm" svg:x="26.772cm" svg:y="11.795cm">
          <draw:text-box>
            <text:p><text:span text:style-name="T1">human</text:span></text:p>
          </draw:text-box>
        </draw:frame>
        <draw:frame draw:style-name="gr14" draw:text-style-name="P3" draw:layer="layout" svg:width="3.81cm" svg:height="2.319cm" svg:x="24.495cm" svg:y="13.7cm">
          <draw:text-box>
            <text:p><text:span text:style-name="T1">Interaction between humans and agents</text:span></text:p>
          </draw:text-box>
        </draw:frame>
        <draw:frame draw:style-name="gr14" draw:text-style-name="P4" draw:layer="layout" svg:width="27.305cm" svg:height="1.538cm" svg:x="1cm" svg:y="1cm">
          <draw:text-box>
            <text:p><text:span text:style-name="T4">Eve</text:span></text:p>
            <text:p><text:span text:style-name="T1">a web-based agent plat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242cm" fo:page-height="21.565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1-02T14:34:44</dc:date>
    <dc:creator>Jos Jong</dc:creator>
    <meta:editing-duration>PT1H21M55S</meta:editing-duration>
    <meta:editing-cycles>27</meta:editing-cycles>
    <meta:generator>LibreOffice/3.6$Linux_X86_64 LibreOffice_project/360m1$Build-2</meta:generator>
    <meta:document-statistic meta:object-count="46"/>
  </office:meta>
</office:document-meta>
</file>